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/>
    </style:style>
    <style:style style:name="T4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35cm" svg:height="0.435cm" svg:x="3.438cm" svg:y="2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8.238cm" svg:y="2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13.038cm" svg:y="2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17.738cm" svg:y="2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.6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2.8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4.0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5.2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6.4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7.6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8.8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0.0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1.2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2.4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3.6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4.8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6.0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7.2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8.4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9.635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1.725cm" svg:height="0.962cm" svg:x="1.279cm" svg:y="18.954cm">
          <draw:text-box>
            <text:p>Many-to-one: nxp is any positive integer</text:p>
          </draw:text-box>
        </draw:frame>
        <draw:frame draw:style-name="gr2" draw:layer="layout" svg:width="14.392cm" svg:height="2.384cm" svg:x="1.965cm" svg:y="24.495cm">
          <draw:text-box>
            <text:p>nxp = 1 includes <text:span text:style-name="T1">black</text:span> connections</text:p>
            <text:p>nxp = 2 includes <text:span text:style-name="T1">black</text:span> and <text:span text:style-name="T2">red</text:span> connections</text:p>
            <text:p>nxp = 3 includes <text:span text:style-name="T1">black</text:span>, <text:span text:style-name="T3">red</text:span>, and <text:span text:style-name="T4">blue</text:span> connections</text:p>
          </draw:text-box>
        </draw:frame>
        <draw:line draw:style-name="gr3" draw:text-style-name="P1" draw:layer="layout" svg:x1="6.778cm" svg:y1="23.604cm" svg:x2="8.336cm" svg:y2="20.958cm">
          <text:p/>
        </draw:line>
        <draw:line draw:style-name="gr3" draw:text-style-name="P1" draw:layer="layout" svg:x1="7.938cm" svg:y1="23.568cm" svg:x2="8.445cm" svg:y2="20.995cm">
          <text:p/>
        </draw:line>
        <draw:line draw:style-name="gr3" draw:text-style-name="P1" draw:layer="layout" svg:x1="9.025cm" svg:y1="23.459cm" svg:x2="8.518cm" svg:y2="20.995cm">
          <text:p/>
        </draw:line>
        <draw:line draw:style-name="gr3" draw:text-style-name="P1" draw:layer="layout" svg:x1="10.185cm" svg:y1="23.423cm" svg:x2="8.663cm" svg:y2="20.995cm">
          <text:p/>
        </draw:line>
        <draw:line draw:style-name="gr4" draw:text-style-name="P1" draw:layer="layout" svg:x1="6.633cm" svg:y1="23.64cm" svg:x2="3.951cm" svg:y2="20.922cm">
          <text:p/>
        </draw:line>
        <draw:line draw:style-name="gr4" draw:text-style-name="P1" draw:layer="layout" svg:x1="7.829cm" svg:y1="23.495cm" svg:x2="3.987cm" svg:y2="20.85cm">
          <text:p/>
        </draw:line>
        <draw:line draw:style-name="gr4" draw:text-style-name="P1" draw:layer="layout" svg:x1="9.17cm" svg:y1="23.459cm" svg:x2="12.939cm" svg:y2="20.886cm">
          <text:p/>
        </draw:line>
        <draw:line draw:style-name="gr4" draw:text-style-name="P1" draw:layer="layout" svg:x1="10.294cm" svg:y1="23.495cm" svg:x2="13.084cm" svg:y2="20.958cm">
          <text:p/>
        </draw:line>
        <draw:line draw:style-name="gr5" draw:text-style-name="P1" draw:layer="layout" svg:x1="9.025cm" svg:y1="23.423cm" svg:x2="4.132cm" svg:y2="20.886cm">
          <text:p/>
        </draw:line>
        <draw:line draw:style-name="gr5" draw:text-style-name="P1" draw:layer="layout" svg:x1="10.221cm" svg:y1="23.423cm" svg:x2="4.35cm" svg:y2="20.958cm">
          <text:p/>
        </draw:line>
        <draw:line draw:style-name="gr5" draw:text-style-name="P1" draw:layer="layout" svg:x1="6.887cm" svg:y1="23.568cm" svg:x2="12.903cm" svg:y2="20.813cm">
          <text:p/>
        </draw:line>
        <draw:line draw:style-name="gr5" draw:text-style-name="P1" draw:layer="layout" svg:x1="7.974cm" svg:y1="23.532cm" svg:x2="12.976cm" svg:y2="20.85cm">
          <text:p/>
        </draw:line>
        <draw:frame draw:style-name="gr2" draw:layer="layout" svg:width="6.962cm" svg:height="0.962cm" svg:x="1.279cm" svg:y="0.975cm">
          <draw:text-box>
            <text:p>One-to-one: nxp is odd</text:p>
          </draw:text-box>
        </draw:frame>
        <draw:custom-shape draw:style-name="gr1" draw:text-style-name="P2" draw:layer="layout" svg:width="0.435cm" svg:height="0.435cm" svg:x="1.6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2.8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4.0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5.2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6.4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7.6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8.8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0.0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1.2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2.4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3.6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4.8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6.0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7.2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8.4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9.635cm" svg:y="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.6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2.8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4.0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5.2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6.4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7.6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8.8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0.0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1.2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2.4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3.6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4.8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6.0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7.2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8.4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9.635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392cm" svg:height="2.384cm" svg:x="1.965cm" svg:y="6.588cm">
          <draw:text-box>
            <text:p>nxp = 1 includes <text:span text:style-name="T1">black</text:span> connections</text:p>
            <text:p>nxp = 3 includes <text:span text:style-name="T1">black</text:span> and <text:span text:style-name="T2">red</text:span> connections</text:p>
            <text:p>nxp = 5 includes <text:span text:style-name="T1">black</text:span>, <text:span text:style-name="T3">red</text:span>, and <text:span text:style-name="T4">blue</text:span> connections</text:p>
          </draw:text-box>
        </draw:frame>
        <draw:line draw:style-name="gr6" draw:text-style-name="P1" draw:layer="layout" svg:x1="10.257cm" svg:y1="5.317cm" svg:x2="10.294cm" svg:y2="2.78cm">
          <text:p/>
        </draw:line>
        <draw:line draw:style-name="gr4" draw:text-style-name="P1" draw:layer="layout" svg:x1="10.257cm" svg:y1="5.354cm" svg:x2="9.243cm" svg:y2="2.853cm">
          <text:p/>
        </draw:line>
        <draw:line draw:style-name="gr4" draw:text-style-name="P1" draw:layer="layout" svg:x1="10.257cm" svg:y1="5.245cm" svg:x2="11.381cm" svg:y2="2.853cm">
          <text:p/>
        </draw:line>
        <draw:line draw:style-name="gr5" draw:text-style-name="P1" draw:layer="layout" svg:x1="10.257cm" svg:y1="5.245cm" svg:x2="8.119cm" svg:y2="2.889cm">
          <text:p/>
        </draw:line>
        <draw:line draw:style-name="gr5" draw:text-style-name="P1" draw:layer="layout" svg:x1="10.257cm" svg:y1="5.281cm" svg:x2="12.541cm" svg:y2="2.925cm">
          <text:p/>
        </draw:line>
        <draw:custom-shape draw:style-name="gr1" draw:text-style-name="P2" draw:layer="layout" svg:width="0.435cm" svg:height="0.435cm" svg:x="1.6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2.8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4.0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5.2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6.4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7.6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8.8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0.0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1.2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2.4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3.6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4.8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6.0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7.2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8.4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5cm" svg:height="0.435cm" svg:x="19.62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1.97cm" svg:height="0.962cm" svg:x="1.279cm" svg:y="10.119cm">
          <draw:text-box>
            <text:p>One-to-many: nxp is a multiple of “many”</text:p>
          </draw:text-box>
        </draw:frame>
        <draw:line draw:style-name="gr3" draw:text-style-name="P1" draw:layer="layout" svg:x1="8.475cm" svg:y1="14.782cm" svg:x2="9.055cm" svg:y2="12.064cm">
          <text:p/>
        </draw:line>
        <draw:line draw:style-name="gr3" draw:text-style-name="P1" draw:layer="layout" svg:x1="8.439cm" svg:y1="14.782cm" svg:x2="7.895cm" svg:y2="12.136cm">
          <text:p/>
        </draw:line>
        <draw:line draw:style-name="gr3" draw:text-style-name="P1" draw:layer="layout" svg:x1="8.439cm" svg:y1="14.71cm" svg:x2="6.808cm" svg:y2="12.209cm">
          <text:p/>
        </draw:line>
        <draw:line draw:style-name="gr3" draw:text-style-name="P1" draw:layer="layout" svg:x1="8.512cm" svg:y1="14.71cm" svg:x2="10.143cm" svg:y2="12.136cm">
          <text:p/>
        </draw:line>
        <draw:line draw:style-name="gr4" draw:text-style-name="P1" draw:layer="layout" svg:x1="8.403cm" svg:y1="14.673cm" svg:x2="5.576cm" svg:y2="12.173cm">
          <text:p/>
        </draw:line>
        <draw:line draw:style-name="gr4" draw:text-style-name="P1" draw:layer="layout" svg:x1="8.439cm" svg:y1="14.637cm" svg:x2="4.344cm" svg:y2="12.136cm">
          <text:p/>
        </draw:line>
        <draw:line draw:style-name="gr4" draw:text-style-name="P1" draw:layer="layout" svg:x1="8.475cm" svg:y1="14.637cm" svg:x2="11.302cm" svg:y2="12.173cm">
          <text:p/>
        </draw:line>
        <draw:line draw:style-name="gr4" draw:text-style-name="P1" draw:layer="layout" svg:x1="8.439cm" svg:y1="14.637cm" svg:x2="12.498cm" svg:y2="12.245cm">
          <text:p/>
        </draw:line>
        <draw:line draw:style-name="gr5" draw:text-style-name="P1" draw:layer="layout" svg:x1="8.403cm" svg:y1="14.673cm" svg:x2="3.256cm" svg:y2="12.1cm">
          <text:p/>
        </draw:line>
        <draw:line draw:style-name="gr5" draw:text-style-name="P1" draw:layer="layout" svg:x1="8.403cm" svg:y1="14.637cm" svg:x2="2.205cm" svg:y2="12.136cm">
          <text:p/>
        </draw:line>
        <draw:line draw:style-name="gr5" draw:text-style-name="P1" draw:layer="layout" svg:x1="8.439cm" svg:y1="14.637cm" svg:x2="13.622cm" svg:y2="12.209cm">
          <text:p/>
        </draw:line>
        <draw:line draw:style-name="gr5" draw:text-style-name="P1" draw:layer="layout" svg:x1="8.439cm" svg:y1="14.637cm" svg:x2="14.746cm" svg:y2="12.173cm">
          <text:p/>
        </draw:line>
        <draw:frame draw:style-name="gr2" draw:layer="layout" svg:width="14.743cm" svg:height="2.384cm" svg:x="1.959cm" svg:y="15.752cm">
          <draw:text-box>
            <text:p>nxp = 4 includes <text:span text:style-name="T1">black</text:span> connections</text:p>
            <text:p>nxp = 8 includes <text:span text:style-name="T1">black</text:span> and <text:span text:style-name="T2">red</text:span> connections</text:p>
            <text:p>nxp = 12 includes <text:span text:style-name="T1">black</text:span>, <text:span text:style-name="T3">red</text:span>, and <text:span text:style-name="T4">blue</text:span> connections</text:p>
          </draw:text-box>
        </draw:frame>
        <draw:custom-shape draw:style-name="gr1" draw:text-style-name="P1" draw:layer="layout" svg:width="0.435cm" svg:height="0.435cm" svg:x="3.432cm" svg:y="1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8.232cm" svg:y="1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13.032cm" svg:y="1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435cm" svg:x="17.732cm" svg:y="1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0:55:39.089386000</meta:creation-date>
    <dc:date>2015-02-02T11:49:12.200107000</dc:date>
    <meta:editing-duration>PT6M29S</meta:editing-duration>
    <meta:editing-cycles>3</meta:editing-cycles>
    <meta:generator>LibreOffice/4.2.6.3$MacOSX_x86 LibreOffice_project/3fd416d4c6db7d3204c17ce57a1d70f6e531ee21</meta:generator>
    <meta:document-statistic meta:object-count="107"/>
  </office:meta>
</office:document-meta>
</file>